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175f"/>
    </style:style>
    <style:style style:name="P2" style:family="paragraph" style:parent-style-name="Standard">
      <style:text-properties fo:font-size="14pt" fo:font-weight="bold" officeooo:paragraph-rsid="0023175f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24869a"/>
    </style:style>
    <style:style style:name="P4" style:family="paragraph" style:parent-style-name="Standard">
      <style:text-properties fo:font-size="12pt" fo:font-weight="normal" officeooo:rsid="0030e63b" officeooo:paragraph-rsid="0030e63b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2c6c2d"/>
    </style:style>
    <style:style style:name="P6" style:family="paragraph" style:parent-style-name="Text_20_body">
      <style:text-properties officeooo:paragraph-rsid="0039a4a0"/>
    </style:style>
    <style:style style:name="P7" style:family="paragraph" style:parent-style-name="Text_20_body">
      <style:text-properties officeooo:paragraph-rsid="003bd426"/>
    </style:style>
    <style:style style:name="P8" style:family="paragraph" style:parent-style-name="Text_20_body">
      <style:paragraph-properties fo:text-align="start" style:justify-single-word="false"/>
      <style:text-properties officeooo:paragraph-rsid="003bd426"/>
    </style:style>
    <style:style style:name="P9" style:family="paragraph" style:parent-style-name="Text_20_body">
      <style:text-properties officeooo:paragraph-rsid="003fecd0"/>
    </style:style>
    <style:style style:name="P10" style:family="paragraph" style:parent-style-name="Text_20_body">
      <style:text-properties officeooo:paragraph-rsid="00405d63"/>
    </style:style>
    <style:style style:name="P11" style:family="paragraph" style:parent-style-name="Text_20_body">
      <style:text-properties officeooo:paragraph-rsid="00419fee"/>
    </style:style>
    <style:style style:name="P12" style:family="paragraph" style:parent-style-name="Text_20_body">
      <style:text-properties officeooo:paragraph-rsid="0042b0de"/>
    </style:style>
    <style:style style:name="P13" style:family="paragraph" style:parent-style-name="Heading_20_3">
      <style:text-properties officeooo:paragraph-rsid="003944ea"/>
    </style:style>
    <style:style style:name="P14" style:family="paragraph" style:parent-style-name="Standard" style:list-style-name="L1">
      <style:text-properties officeooo:paragraph-rsid="0025ec02"/>
    </style:style>
    <style:style style:name="P15" style:family="paragraph" style:parent-style-name="Text_20_body" style:list-style-name="L2">
      <style:text-properties officeooo:paragraph-rsid="0027f41e"/>
    </style:style>
    <style:style style:name="P16" style:family="paragraph" style:parent-style-name="Text_20_body" style:list-style-name="L2">
      <style:text-properties officeooo:paragraph-rsid="002c6c2d"/>
    </style:style>
    <style:style style:name="P17" style:family="paragraph" style:parent-style-name="Text_20_body">
      <style:text-properties officeooo:paragraph-rsid="0048c52b"/>
    </style:style>
    <style:style style:name="P18" style:family="paragraph" style:parent-style-name="Text_20_body">
      <style:text-properties officeooo:paragraph-rsid="004ba60e"/>
    </style:style>
    <style:style style:name="P19" style:family="paragraph" style:parent-style-name="Text_20_body">
      <style:text-properties officeooo:paragraph-rsid="004df07e"/>
    </style:style>
    <style:style style:name="P20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1c2ecf"/>
    </style:style>
    <style:style style:name="T2" style:family="text">
      <style:text-properties officeooo:rsid="001ce5ee"/>
    </style:style>
    <style:style style:name="T3" style:family="text">
      <style:text-properties officeooo:rsid="001d3b12"/>
    </style:style>
    <style:style style:name="T4" style:family="text">
      <style:text-properties officeooo:rsid="001ee07e"/>
    </style:style>
    <style:style style:name="T5" style:family="text">
      <style:text-properties officeooo:rsid="0020b73e"/>
    </style:style>
    <style:style style:name="T6" style:family="text">
      <style:text-properties officeooo:rsid="0021f45a"/>
    </style:style>
    <style:style style:name="T7" style:family="text">
      <style:text-properties officeooo:rsid="0023175f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3175f" style:font-size-asian="14pt" style:font-weight-asian="bold" style:font-size-complex="14pt" style:font-weight-complex="bold"/>
    </style:style>
    <style:style style:name="T10" style:family="text">
      <style:text-properties officeooo:rsid="0025ec02"/>
    </style:style>
    <style:style style:name="T11" style:family="text">
      <style:text-properties officeooo:rsid="00273d43"/>
    </style:style>
    <style:style style:name="T12" style:family="text">
      <style:text-properties officeooo:rsid="00276f20"/>
    </style:style>
    <style:style style:name="T13" style:family="text">
      <style:text-properties fo:font-weight="normal" officeooo:rsid="0027f41e" style:font-weight-asian="normal" style:font-weight-complex="normal"/>
    </style:style>
    <style:style style:name="T14" style:family="text">
      <style:text-properties fo:font-weight="normal" officeooo:rsid="0029e24e" style:font-weight-asian="normal" style:font-weight-complex="normal"/>
    </style:style>
    <style:style style:name="T15" style:family="text">
      <style:text-properties fo:font-weight="normal" officeooo:rsid="002b9026" style:font-weight-asian="normal" style:font-weight-complex="normal"/>
    </style:style>
    <style:style style:name="T16" style:family="text">
      <style:text-properties fo:font-weight="normal" officeooo:rsid="00325dfc" style:font-weight-asian="normal" style:font-weight-complex="normal"/>
    </style:style>
    <style:style style:name="T17" style:family="text">
      <style:text-properties officeooo:rsid="002b9026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d4984" style:font-size-asian="10pt" style:font-style-asian="normal" style:font-weight-asian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d4984" style:font-size-asian="12pt" style:font-style-asian="normal" style:font-weight-asian="normal" style:font-size-complex="12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d4984" style:font-size-asian="12pt" style:font-style-asian="normal" style:font-weight-asian="normal" style:font-size-complex="12pt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ed2b6" style:font-size-asian="12pt" style:font-style-asian="normal" style:font-weight-asian="normal" style:font-size-complex="12pt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206" style:font-size-asian="12pt" style:font-style-asian="normal" style:font-weight-asian="normal" style:font-size-complex="12pt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8ae" style:font-size-asian="12pt" style:font-style-asian="normal" style:font-weight-asian="normal" style:font-size-complex="12pt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464e3" style:font-size-asian="12pt" style:font-style-asian="normal" style:font-weight-asian="normal" style:font-size-complex="12pt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6b5" style:font-size-asian="12pt" style:font-style-asian="normal" style:font-weight-asian="normal" style:font-size-complex="12pt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4ea" style:font-size-asian="12pt" style:font-style-asian="normal" style:font-weight-asian="normal" style:font-size-complex="12pt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9a4a0" style:font-size-asian="12pt" style:font-style-asian="normal" style:font-weight-asian="normal" style:font-size-complex="12pt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ab1a2" style:font-size-asian="12pt" style:font-style-asian="normal" style:font-weight-asian="normal" style:font-size-complex="12pt" style:font-weight-complex="normal" style:text-emphasize="none"/>
    </style:style>
    <style:style style:name="T2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426" style:font-size-asian="12pt" style:font-style-asian="normal" style:font-weight-asian="normal" style:font-size-complex="12pt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0b5" style:font-size-asian="12pt" style:font-style-asian="normal" style:font-weight-asian="normal" style:font-size-complex="12pt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83" style:font-size-asian="12pt" style:font-style-asian="normal" style:font-weight-asian="normal" style:font-size-complex="12pt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fecd0" style:font-size-asian="12pt" style:font-style-asian="normal" style:font-weight-asian="normal" style:font-size-complex="12pt" style:font-weight-complex="normal" style:text-emphasize="none"/>
    </style:style>
    <style:style style:name="T3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05d63" style:font-size-asian="12pt" style:font-style-asian="normal" style:font-weight-asian="normal" style:font-size-complex="12pt" style:font-weight-complex="normal" style:text-emphasize="none"/>
    </style:style>
    <style:style style:name="T3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fee" style:font-size-asian="12pt" style:font-style-asian="normal" style:font-weight-asian="normal" style:font-size-complex="12pt" style:font-weight-complex="normal" style:text-emphasize="none"/>
    </style:style>
    <style:style style:name="T3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1d215" style:font-size-asian="12pt" style:font-style-asian="normal" style:font-weight-asian="normal" style:font-size-complex="12pt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2b0de" style:font-size-asian="12pt" style:font-style-asian="normal" style:font-weight-asian="normal" style:font-size-complex="12pt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f69" style:font-size-asian="12pt" style:font-style-asian="normal" style:font-weight-asian="normal" style:font-size-complex="12pt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4bc2d" style:font-size-asian="12pt" style:font-style-asian="normal" style:font-weight-asian="normal" style:font-size-complex="12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5670a" style:font-size-asian="12pt" style:font-style-asian="normal" style:font-weight-asian="normal" style:font-size-complex="12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6842d" style:font-size-asian="12pt" style:font-style-asian="normal" style:font-weight-asian="normal" style:font-size-complex="12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6842d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8c52b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a49c9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60e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cc933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07e" style:font-name-asian="Noto Serif CJK SC" style:font-size-asian="12pt" style:font-style-asian="normal" style:font-weight-asian="normal" style:font-name-complex="FreeSans" style:font-size-complex="12pt" style:font-weight-complex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4pt" fo:font-style="normal" fo:text-shadow="none" style:text-underline-style="none" fo:font-weight="bold" officeooo:rsid="003944ea" style:font-size-asian="14pt" style:font-style-asian="normal" style:font-weight-asian="bold" style:font-size-complex="14pt" style:font-weight-complex="bold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4pt" fo:font-style="normal" fo:text-shadow="none" style:text-underline-style="none" officeooo:rsid="003944ea" style:font-name-asian="Noto Serif CJK SC" style:font-size-asian="14pt" style:font-style-asian="normal" style:font-name-complex="FreeSans" style:font-size-complex="14pt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4pt" fo:font-style="normal" fo:text-shadow="none" style:text-underline-style="none" officeooo:rsid="0048c52b" style:font-name-asian="Noto Serif CJK SC" style:font-size-asian="14pt" style:font-style-asian="normal" style:font-name-complex="FreeSans" style:font-size-complex="14pt" style:text-emphasize="none"/>
    </style:style>
    <style:style style:name="T50" style:family="text">
      <style:text-properties style:font-name="Liberation Serif" fo:font-size="12pt" fo:font-weight="normal" officeooo:rsid="002d4984" style:font-size-asian="12pt" style:font-weight-asian="normal" style:font-size-complex="12pt" style:font-weight-complex="normal"/>
    </style:style>
    <style:style style:name="T51" style:family="text">
      <style:text-properties officeooo:rsid="0031a7f8"/>
    </style:style>
    <style:style style:name="T52" style:family="text">
      <style:text-properties officeooo:rsid="003201cf"/>
    </style:style>
    <style:style style:name="T53" style:family="text">
      <style:text-properties officeooo:rsid="00363ebb"/>
    </style:style>
    <style:style style:name="T54" style:family="text">
      <style:text-properties officeooo:rsid="0047ed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9">Purpose</text:span></text:p>
      <text:p text:style-name="P2"/>
      <text:p text:style-name="P1"><text:span text:style-name="T1"><text:tab/>The goal of the project is </text:span><text:span text:style-name="T2">to determine if </text:span><text:span text:style-name="T3">an increase in a country’s average surface temperature over a 30 year period, </text:span><text:span text:style-name="T53">a generation,</text:span><text:span text:style-name="T3"> </text:span><text:span text:style-name="T4">potentially </text:span><text:span text:style-name="T3">correlates with an increase in migration for </text:span><text:span text:style-name="T4">its citizens</text:span><text:span text:style-name="T3"> born in the 30 year period </text:span><text:span text:style-name="T5">after</text:span><text:span text:style-name="T3"> the increase. </text:span><text:span text:style-name="T4">It cannot be definitively proved that if there is </text:span><text:span text:style-name="T5">such </text:span><text:span text:style-name="T4">a correlation it is the reason why people are emigrating because there are other variables – e.g. GDP per capita – that </text:span><text:span text:style-name="T5">aren</text:span><text:span text:style-name="T4">’t captured in the data </text:span><text:span text:style-name="T53">contained within this project</text:span><text:span text:style-name="T4">. Therefore this project is only a first step in investigating the </text:span><text:span text:style-name="T5">relationship between </text:span><text:span text:style-name="T4">a country’s average surface temperature increase and emigration of its people. </text:span><text:span text:style-name="T5">The finished product is an analytics table that for every country listed contains columns </text:span><text:span text:style-name="T6">for the amount of emigres grouped by generation and </text:span><text:span text:style-name="T7">difference</text:span><text:span text:style-name="T6"> in </text:span><text:span text:style-name="T54">avaerage</text:span><text:span text:style-name="T6"> temperature </text:span><text:span text:style-name="T7">between </text:span><text:span text:style-name="T6">generation</text:span><text:span text:style-name="T7">s.</text:span></text:p>
      <text:p text:style-name="P1"><text:tab/></text:p>
      <text:p text:style-name="P1"><text:bookmark text:name="Step-1:-Scope-the-Project-and-Gather-Data"/><text:tab/><text:span text:style-name="T8">Scope the Project and Gather Data</text:span></text:p>
      <text:p text:style-name="P2"/>
      <text:p text:style-name="P4">I <text:span text:style-name="T52">will </text:span><text:span text:style-name="T51">us</text:span><text:span text:style-name="T52">e</text:span><text:span text:style-name="T51"> the following data sets:</text:span></text:p>
      <text:p text:style-name="P3"><text:tab/></text:p>
      <text:list xml:id="list681285433" text:style-name="L1">
        <text:list-item>
          <text:p text:style-name="P14"><text:span text:style-name="Strong_20_Emphasis"><text:span text:style-name="T4">I94 Immigration Data:</text:span></text:span><text:span text:style-name="T4"> This data comes from the US National Tourism and Trade Office </text:span><text:span text:style-name="T10">(NTTO)</text:span><text:span text:style-name="T4">. </text:span><text:span text:style-name="T10">I </text:span><text:span text:style-name="T11">sent an email to an address listed on the NTTO’s website requesting a data dictionary for the data. </text:span><text:span text:style-name="T10">Claudia Wolf </text:span><text:span text:style-name="T11">replied with a csv file. I uploaded it as 835-10_Variables_Included_in_I94_Data.csv. </text:span></text:p>
        </text:list-item>
      </text:list>
      <text:list xml:id="list744034603" text:style-name="L2">
        <text:list-item>
          <text:p text:style-name="P15"><text:span text:style-name="Strong_20_Emphasis"><text:span text:style-name="T4">World Temperature Data:</text:span></text:span><text:span text:style-name="T4"> </text:span><text:span text:style-name="T12">Kaggle’s </text:span>Global Average Land Temperature by Country <text:span text:style-name="T12">in Celsius contained in GlobalLandTemperaturesByCountry.csv. </text:span><text:span text:style-name="T17">Obtained from https://www.kaggle.com/berkeleyearth/climate-change-earth-surface-temperature-data</text:span></text:p>
        </text:list-item>
        <text:list-item>
          <text:p text:style-name="P15"><text:span text:style-name="Strong_20_Emphasis"><text:span text:style-name="T4">Visa Categories: </text:span></text:span><text:span text:style-name="Strong_20_Emphasis"><text:span text:style-name="T13">The I94 dictionary contains the field “</text:span></text:span><text:span text:style-name="Strong_20_Emphasis"><text:span text:style-name="T14">visatype”.</text:span></text:span><text:span text:style-name="Strong_20_Emphasis"><text:span text:style-name="T15">These values are terse at a max length of 4. The </text:span></text:span><text:a xlink:type="simple" xlink:href="https://www.dhs.gov/immigration-statistics/nonimmigrant/NonimmigrantCOA" text:style-name="Internet_20_link" text:visited-style-name="Visited_20_Internet_20_Link"><text:span text:style-name="Strong_20_Emphasis"><text:span text:style-name="T15">https://www.dhs.gov/immigration-statistics/nonimmigrant/NonimmigrantCOA</text:span></text:span></text:a><text:span text:style-name="Strong_20_Emphasis"><text:span text:style-name="T15"> website categorizes these values into visagroup and visacategory</text:span></text:span><text:span text:style-name="Strong_20_Emphasis"><text:span text:style-name="T14">. </text:span></text:span><text:span text:style-name="Strong_20_Emphasis"><text:span text:style-name="T15">I created the </text:span></text:span>visa_cats.csv <text:span text:style-name="T17">file according to these groupings.</text:span></text:p>
        </text:list-item>
        <text:list-item>
          <text:p text:style-name="P16"><text:span text:style-name="Strong_20_Emphasis"><text:span text:style-name="T4">Country Codes: </text:span></text:span><text:span text:style-name="Strong_20_Emphasis"><text:span text:style-name="T50">The I94 dictionary contains the fields i94cit and i94res for </text:span></text:span><text:span text:style-name="Strong_20_Emphasis"><text:span text:style-name="T20">Country of Citizenship and Country of Residence (respectively). </text:span></text:span><text:span text:style-name="Strong_20_Emphasis"><text:span text:style-name="T18"><text:s/></text:span></text:span><text:span text:style-name="Strong_20_Emphasis"><text:span text:style-name="T19">T</text:span></text:span><text:span text:style-name="Strong_20_Emphasis"><text:span text:style-name="T20">he I94_SAS_Labels_Descriptions.SAS file </text:span></text:span><text:span text:style-name="Strong_20_Emphasis"><text:span text:style-name="T21">contains a lookup of these numerical values to their country name.</text:span></text:span></text:p>
        </text:list-item>
      </text:list>
      <text:p text:style-name="P5"><text:span text:style-name="Strong_20_Emphasis"><text:span text:style-name="T21"/></text:span></text:p>
      <text:p text:style-name="P6"><text:span text:style-name="Strong_20_Emphasis"><text:span text:style-name="T22"><text:tab/><text:tab/><text:tab/><text:tab/><text:tab/><text:tab/><text:tab/>I </text:span></text:span><text:span text:style-name="Strong_20_Emphasis"><text:span text:style-name="T23">wi</text:span></text:span><text:span text:style-name="Strong_20_Emphasis"><text:span text:style-name="T24">ll </text:span></text:span><text:span text:style-name="Strong_20_Emphasis"><text:span text:style-name="T25">combine all the I94 Immigration Data into a single </text:span></text:span><text:span text:style-name="Strong_20_Emphasis"><text:span text:style-name="T24">DataFrame. </text:span></text:span><text:span text:style-name="Strong_20_Emphasis"><text:span text:style-name="T25">Similarly, the Country Codes, Visa Categories, and World Temperature Data will be combined into their own DataFrame.</text:span></text:span></text:p>
      <text:p text:style-name="P7"><text:span text:style-name="Strong_20_Emphasis"><text:span text:style-name="T25"><text:s/></text:span></text:span><text:span text:style-name="Strong_20_Emphasis"><text:span text:style-name="T27">T</text:span></text:span><text:span text:style-name="Strong_20_Emphasis"><text:span text:style-name="T26">he </text:span></text:span><text:span text:style-name="Strong_20_Emphasis"><text:span text:style-name="T25">I94 Immigration Data </text:span></text:span><text:span text:style-name="Strong_20_Emphasis"><text:span text:style-name="T26">and </text:span></text:span><text:span text:style-name="Strong_20_Emphasis"><text:span text:style-name="T27">World Temperature</text:span></text:span><text:span text:style-name="Strong_20_Emphasis"><text:span text:style-name="T26"> </text:span></text:span><text:span text:style-name="Strong_20_Emphasis"><text:span text:style-name="T28">Data </text:span></text:span><text:span text:style-name="Strong_20_Emphasis"><text:span text:style-name="T27">will be grouped </text:span></text:span><text:span text:style-name="Strong_20_Emphasis"><text:span text:style-name="T26">into 4 generations: 1980-2010, 1950-1980, 1920-1950, and 1890-1920. </text:span></text:span><text:span text:style-name="Strong_20_Emphasis"><text:span text:style-name="T27">The biryear </text:span></text:span><text:span text:style-name="Strong_20_Emphasis"><text:span text:style-name="T28">field in the</text:span></text:span><text:span text:style-name="Strong_20_Emphasis"><text:span text:style-name="T27"> </text:span></text:span><text:span text:style-name="Strong_20_Emphasis"><text:span text:style-name="T28">I</text:span></text:span><text:span text:style-name="Strong_20_Emphasis"><text:span text:style-name="T27">mmigration </text:span></text:span><text:span text:style-name="Strong_20_Emphasis"><text:span text:style-name="T28">Data refers to the birth date of the incoming resident, and will be used to sort into the above 4 generations. </text:span></text:span><text:span text:style-name="Strong_20_Emphasis"><text:span text:style-name="T29">The amount of people emigrating per generation per country will be calculated.</text:span></text:span></text:p>
      <text:p text:style-name="P8"><text:span text:style-name="Strong_20_Emphasis"><text:span text:style-name="T28">The World Temperature Data will be grouped by country and the average temperature per year will then be used to calculate the average temperature per generation. </text:span></text:span><text:span text:style-name="Strong_20_Emphasis"><text:span text:style-name="T29">These values will then be used to determine the difference between generations. Finally the I94 Immigration </text:span></text:span><text:span text:style-name="Strong_20_Emphasis"><text:span text:style-name="T31">DataFrame</text:span></text:span><text:span text:style-name="Strong_20_Emphasis"><text:span text:style-name="T30"> </text:span></text:span><text:span text:style-name="Strong_20_Emphasis"><text:span text:style-name="T29">will be </text:span></text:span><text:span text:style-name="Strong_20_Emphasis"><text:span text:style-name="T30">left joined on the country_name field with</text:span></text:span><text:span text:style-name="Strong_20_Emphasis"><text:span text:style-name="T29"> </text:span></text:span><text:span text:style-name="Strong_20_Emphasis"><text:span text:style-name="T31">the World Temperature DataFrame</text:span></text:span><text:span text:style-name="Strong_20_Emphasis"><text:span text:style-name="T29">. </text:span></text:span></text:p>
      <text:h text:style-name="P13" text:outline-level="3"><text:bookmark text:name="Step-2:-Explore-and-Assess-the-Data"/><text:soft-page-break/><text:span text:style-name="Strong_20_Emphasis"><text:span text:style-name="T47">Step 2: Explore and Assess the Data</text:span></text:span></text:h>
      <text:p text:style-name="P10"><text:span text:style-name="Strong_20_Emphasis"><text:span text:style-name="T32">The date fields in the </text:span></text:span><text:span text:style-name="Strong_20_Emphasis"><text:span text:style-name="T25">I94 Immigration Data </text:span></text:span><text:span text:style-name="Strong_20_Emphasis"><text:span text:style-name="T32"><text:s/>are numeric – the number of days since 1 January 1960. This is how SAS calculates dates. In order to convert the date fields </text:span></text:span><text:span text:style-name="Strong_20_Emphasis"><text:span text:style-name="T33">I found a function posted to StackOverflow that I have incorporated.</text:span></text:span></text:p>
      <text:p text:style-name="P11"><text:span text:style-name="Strong_20_Emphasis"><text:span text:style-name="T34">The visatype field for t</text:span></text:span><text:span text:style-name="Strong_20_Emphasis"><text:span text:style-name="T33">he I94 Immigration Data </text:span></text:span><text:span text:style-name="Strong_20_Emphasis"><text:span text:style-name="T34">contains 3 values that aren’t present in DHS’s data dictionary. They are: CPL, CP, and SBP. </text:span></text:span><text:span text:style-name="Strong_20_Emphasis"><text:span text:style-name="T35">Are they a conglomeration of other codes? I sent an email to the DHS website for clarification but haven’t received a response. </text:span></text:span><text:span text:style-name="Strong_20_Emphasis"><text:span text:style-name="T36">For their values in visagroup and visacategory I</text:span></text:span><text:span text:style-name="Strong_20_Emphasis"><text:span text:style-name="T35"> wrote “</text:span></text:span><text:span text:style-name="Strong_20_Emphasis"><text:span text:style-name="T36">U</text:span></text:span><text:span text:style-name="Strong_20_Emphasis"><text:span text:style-name="T35">nknown.”</text:span></text:span></text:p>
      <text:p text:style-name="P12"><text:span text:style-name="Strong_20_Emphasis"><text:span text:style-name="T36">The i94bir field for the I94 Immigration Data is “Non-immigrant age.” </text:span></text:span><text:span text:style-name="Strong_20_Emphasis"><text:span text:style-name="T39">I first sort using the isNotNull() function on the i94bir field to remove all null values. </text:span></text:span><text:span text:style-name="Strong_20_Emphasis"><text:span text:style-name="T37">When I sort the ages of the immigrants in ascending order the first row has an age of -3. The next one has a value of 0. I remove the row with -3 and assume the rest are fine as an age of 0 must be a baby less than 1 year of age. </text:span></text:span><text:span text:style-name="Strong_20_Emphasis"><text:span text:style-name="T38">I then sort the ages in descending order. There is a 114 year old, 111 year old, and a 110 year old. </text:span></text:span><text:span text:style-name="Strong_20_Emphasis"><text:span text:style-name="T39">In total there are </text:span></text:span><text:span text:style-name="Strong_20_Emphasis"><text:span text:style-name="T40">41 people who are at least 100 years old. How can people that old immigrate to the U.S.? Or is there an error somewhere? I remove all people with an age of &gt;= 100 because I believe them to be an error. </text:span></text:span><text:span text:style-name="Strong_20_Emphasis"><text:span text:style-name="T38"><text:s text:c="2"/></text:span></text:span></text:p>
      <text:p text:style-name="P9"><text:span text:style-name="Strong_20_Emphasis"><text:span text:style-name="T16"/></text:span></text:p>
      <text:h text:style-name="Heading_20_4" text:outline-level="4"><text:bookmark text:name="Step-5:-Complete-Project-Write-Up"/><text:span text:style-name="Strong_20_Emphasis"><text:span text:style-name="T48">Step 5: Complete Project Write Up</text:span></text:span></text:h>
      <text:p text:style-name="P17"><text:span text:style-name="Strong_20_Emphasis"><text:span text:style-name="T41">There are 40,790,529 </text:span></text:span><text:span text:style-name="Strong_20_Emphasis"><text:span text:style-name="T42">rows of I94 immigration data. </text:span></text:span><text:span text:style-name="Strong_20_Emphasis"><text:span text:style-name="T43">Because this amount is so large Apache Spark is an appropriate technology to use as a query engine. It works by aggregating data into chunks and then distributing them amongst data nodes. </text:span></text:span><text:span text:style-name="Strong_20_Emphasis"><text:span text:style-name="T44">The end result is that queries are faster than if the data had resided in a single location such as a RDBMS.</text:span></text:span></text:p>
      <text:p text:style-name="P18"><text:span text:style-name="Strong_20_Emphasis"><text:span text:style-name="T44">Because the end product I produced is an analytics table </text:span></text:span><text:span text:style-name="Strong_20_Emphasis"><text:span text:style-name="T45">that calculates averages over 30 year periods the table shouldn’t be updated until the next generation happens in 2040. </text:span></text:span></text:p>
      <text:p text:style-name="P19"><text:span text:style-name="Strong_20_Emphasis"><text:span text:style-name="T46">If the data was increased by 100x the only difference would be that the calculations would take longer. </text:span></text:span></text:p>
      <text:p text:style-name="P18"><text:span text:style-name="Strong_20_Emphasis"><text:span text:style-name="T45"/></text:span></text:p>
      <text:p text:style-name="P17"><text:span text:style-name="Strong_20_Emphasis"><text:span text:style-name="T4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3:00:35.022466279</meta:creation-date>
    <dc:date>2020-09-04T12:44:19.203432166</dc:date>
    <meta:editing-duration>PT11H19M53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2" meta:paragraph-count="21" meta:word-count="800" meta:character-count="4921" meta:non-whitespace-character-count="4119"/>
  </office:meta>
</office:document-meta>
</file>